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master-page-name="">
      <style:paragraph-properties style:page-number="auto">
        <style:tab-stops>
          <style:tab-stop style:position="12.118cm"/>
        </style:tab-stops>
      </style:paragraph-properties>
      <style:text-properties style:font-name="Arial" fo:font-size="14pt" fo:language="en" fo:country="US" officeooo:paragraph-rsid="0017f28b" style:font-size-asian="14pt" style:font-size-complex="14pt"/>
    </style:style>
    <style:style style:name="P2" style:family="paragraph" style:parent-style-name="Standard">
      <style:text-properties style:font-name="Arial" fo:font-size="14pt" fo:language="en" fo:country="US" officeooo:paragraph-rsid="0017f28b" style:font-size-asian="14pt" style:font-size-complex="14pt"/>
    </style:style>
    <style:style style:name="P3" style:family="paragraph" style:parent-style-name="Standard">
      <style:text-properties style:font-name="Arial" fo:font-size="14pt" fo:language="en" fo:country="US" officeooo:rsid="001289d8" officeooo:paragraph-rsid="0017f28b" style:font-size-asian="14pt" style:font-size-complex="14pt"/>
    </style:style>
    <style:style style:name="P4" style:family="paragraph" style:parent-style-name="Standard">
      <style:text-properties style:font-name="Arial" fo:font-size="14pt" fo:language="en" fo:country="US" officeooo:rsid="001289d8" officeooo:paragraph-rsid="0019a95a" style:font-size-asian="14pt" style:font-size-complex="14pt"/>
    </style:style>
    <style:style style:name="P5" style:family="paragraph" style:parent-style-name="Standard">
      <loext:graphic-properties draw:fill="none"/>
      <style:paragraph-properties fo:margin-left="0cm" fo:margin-right="-2cm" fo:text-indent="0cm" style:auto-text-indent="false" fo:background-color="transparent">
        <style:tab-stops>
          <style:tab-stop style:position="19.764cm"/>
        </style:tab-stops>
      </style:paragraph-properties>
      <style:text-properties style:font-name="Arial" fo:font-size="14pt" fo:language="en" fo:country="US" officeooo:rsid="00152617" officeooo:paragraph-rsid="0017f28b" style:font-size-asian="14pt" style:font-size-complex="14pt"/>
    </style:style>
    <style:style style:name="P6" style:family="paragraph" style:parent-style-name="Standard">
      <loext:graphic-properties draw:fill="none"/>
      <style:paragraph-properties fo:margin-left="0cm" fo:margin-right="-2cm" fo:text-indent="0cm" style:auto-text-indent="false" fo:background-color="transparent">
        <style:tab-stops>
          <style:tab-stop style:position="19.764cm"/>
        </style:tab-stops>
      </style:paragraph-properties>
      <style:text-properties style:font-name="Arial" fo:font-size="14pt" fo:language="en" fo:country="US" officeooo:rsid="00152617" officeooo:paragraph-rsid="0019a95a" style:font-size-asian="14pt" style:font-size-complex="14pt"/>
    </style:style>
    <style:style style:name="P7" style:family="paragraph" style:parent-style-name="Standard">
      <loext:graphic-properties draw:fill="none"/>
      <style:paragraph-properties fo:margin-left="0cm" fo:margin-right="-2cm" fo:text-indent="0cm" style:auto-text-indent="false" fo:background-color="transparent">
        <style:tab-stops>
          <style:tab-stop style:position="19.764cm"/>
        </style:tab-stops>
      </style:paragraph-properties>
      <style:text-properties style:font-name="Arial" fo:font-size="14pt" fo:language="en" fo:country="US" officeooo:rsid="0017f28b" officeooo:paragraph-rsid="0017f28b" style:font-size-asian="14pt" style:font-size-complex="14pt"/>
    </style:style>
    <style:style style:name="P8" style:family="paragraph" style:parent-style-name="Standard">
      <loext:graphic-properties draw:fill="none"/>
      <style:paragraph-properties fo:margin-left="0cm" fo:margin-right="-2cm" fo:text-indent="0cm" style:auto-text-indent="false" fo:background-color="transparent">
        <style:tab-stops>
          <style:tab-stop style:position="19.764cm"/>
        </style:tab-stops>
      </style:paragraph-properties>
      <style:text-properties style:font-name="Arial" fo:font-size="14pt" fo:language="en" fo:country="US" officeooo:rsid="0017f28b" officeooo:paragraph-rsid="0017f28b" style:font-size-asian="14pt" style:font-size-complex="14pt"/>
    </style:style>
    <style:style style:name="P9" style:family="paragraph" style:parent-style-name="Standard">
      <loext:graphic-properties draw:fill="none"/>
      <style:paragraph-properties fo:margin-left="0cm" fo:margin-right="-2cm" fo:text-indent="0cm" style:auto-text-indent="false" fo:background-color="transparent">
        <style:tab-stops>
          <style:tab-stop style:position="19.764cm"/>
        </style:tab-stops>
      </style:paragraph-properties>
      <style:text-properties style:font-name="Arial" fo:font-size="14pt" fo:language="en" fo:country="US" officeooo:rsid="001b80e6" officeooo:paragraph-rsid="001b80e6" style:font-size-asian="14pt" style:font-size-complex="14pt"/>
    </style:style>
    <style:style style:name="T1" style:family="text">
      <style:text-properties officeooo:rsid="00126d5f"/>
    </style:style>
    <style:style style:name="T2" style:family="text">
      <style:text-properties officeooo:rsid="001289d8"/>
    </style:style>
    <style:style style:name="T3" style:family="text">
      <style:text-properties officeooo:rsid="00152617"/>
    </style:style>
    <style:style style:name="T4" style:family="text">
      <style:text-properties officeooo:rsid="0017f28b"/>
    </style:style>
    <style:style style:name="T5" style:family="text">
      <style:text-properties style:text-position="super 58%"/>
    </style:style>
    <style:style style:name="T6" style:family="text">
      <style:text-properties officeooo:rsid="0019a95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3D Mode buildings for all out war 2.3 Guide:<text:line-break/>3D mode was created to disable </text:span><text:span text:style-name="T2">an</text:span><text:span text:style-name="T4">d</text:span><text:span text:style-name="T2"> also replace </text:span><text:span text:style-name="T1">one of the </text:span><text:span text:style-name="T2">mapping </text:span><text:span text:style-name="T1">limitation present in the actual version of aow, the limited amount of sectors to work with, and to avoid </text:span><text:span text:style-name="T2">use of </text:span><text:span text:style-name="T1">“#include aow2scrp.acs” </text:span><text:span text:style-name="T2">in the map script </text:span>which<text:span text:style-name="T1"> cause errors when anything in the main script changes. <text:line-break/><text:line-break/></text:span><text:span text:style-name="T4">This document can be edited anytime after an update.</text:span></text:p>
      <text:p text:style-name="P2"/>
      <text:p text:style-name="P3">To enable the use of the 3D mode it’s required that you place the item “CONFIG_buildingsIs3D” (doomid 30002) anywhere in your map, could be in the void near one of the spawn rooms.<text:line-break/>This mode is not activated by default in game due maps not being compatible with it, activating it without revising the map could cause serious visual errors, so the legacy mode is supported by default. With that said keep in mind that activating this mode disable any data related to the old mapping method that aow <text:span text:style-name="T6">was</text:span> using a<text:span text:style-name="T6">nd a</text:span> new range of tag and actions for each building <text:span text:style-name="T6">is used instead, That can affect how repair pad accept global caches and change the tag from WF doors.</text:span><text:line-break/><text:line-break/>Below will be listed each building and its tags used for each actions.</text:p>
      <text:p text:style-name="P3"><text:span text:style-name="T3">As rule each team uses the same tags, but at the value of 100 and 200 for red and blue team respectively and each building increase the decimal slot, check the list bellow:</text:span><text:line-break/>Barracks:</text:p>
      <text:p text:style-name="P4">Redden tags (Blue 100 - 109) - (Red 200 – 209)</text:p>
      <text:p text:style-name="P5"><text:span text:style-name="T4">Base </text:span>Lines Effects: x10 Terminal middle front, x11 Terminal lower front, x19 changes the middle textures to none “-” front and back.</text:p>
      <text:p text:style-name="P5"/>
      <text:p text:style-name="P7">Refinery:</text:p>
      <text:p text:style-name="P4">Redden tags (Blue 1<text:span text:style-name="T4">1</text:span>0 - 1<text:span text:style-name="T4">1</text:span>9) - (Red 2<text:span text:style-name="T4">1</text:span>0 – 2<text:span text:style-name="T4">1</text:span>9)</text:p>
      <text:p text:style-name="P5"><text:span text:style-name="T4">Base </text:span>Lines Effects: x10 Terminal middle front, x11 Terminal lower front, x19 changes the middle textures to none “-” front and back.</text:p>
      <text:p text:style-name="P7">Specials Line Effects: x12 Tiberium screen middle front, x13 Tiberium screen lower front.</text:p>
      <text:p text:style-name="P7"/>
      <text:p text:style-name="P7">Research Centre:</text:p>
      <text:p text:style-name="P4">Redden tags (Red 1<text:span text:style-name="T4">2</text:span>0 - 1<text:span text:style-name="T4">2</text:span>9) - (<text:span text:style-name="T6">Red</text:span> 2<text:span text:style-name="T4">2</text:span>0 – 2<text:span text:style-name="T4">2</text:span>9)</text:p>
      <text:p text:style-name="P5"><text:span text:style-name="T4">Base </text:span>Lines Effects: x10 Terminal middle front, x11 Terminal lower front, x19 changes the middle textures to none “-” front and back.</text:p>
      <text:p text:style-name="P7">Specials Line Effects: x12 Research screen middle front, x13 Research screen lower front.</text:p>
      <text:p text:style-name="P7"/>
      <text:p text:style-name="P7">War Factory:</text:p>
      <text:p text:style-name="P4">Redden tags (Blue 1<text:span text:style-name="T4">3</text:span>0 - 1<text:span text:style-name="T4">3</text:span>9) - (<text:span text:style-name="T6">Red</text:span> 2<text:span text:style-name="T4">3</text:span>0 – 2<text:span text:style-name="T4">3</text:span>9)</text:p>
      <text:p text:style-name="P5"><text:span text:style-name="T4">Base </text:span>Lines Effects: x10 Terminal middle front, x11 Terminal lower front, x19 changes the middle textures to none “-” front and back.</text:p>
      <text:p text:style-name="P7">Specials Line Effects: x12 Purchage screen middle front, x13 Research screen lower front.</text:p>
      <text:p text:style-name="P9">Note: Use sectors tag X31 for doors to prevent mechs from bumping them.</text:p>
      <text:p text:style-name="P7"/>
      <text:p text:style-name="P7">Repair Facility: (Repair used to be the 5<text:span text:style-name="T5">th</text:span> in the list, but in code its still the 5<text:span text:style-name="T5">th</text:span>)</text:p>
      <text:p text:style-name="P4">Redden tags (Blue 1<text:span text:style-name="T4">4</text:span>0 - 1<text:span text:style-name="T4">4</text:span>9) - (<text:span text:style-name="T6">Red</text:span> 2<text:span text:style-name="T4">4</text:span>0 – 2<text:span text:style-name="T4">4</text:span>9)</text:p>
      <text:p text:style-name="P6"><text:span text:style-name="T4">Base </text:span>Lines Effects: x10 Terminal middle front, x11 Terminal lower front, x19 changes the middle textures to none “-” front and back.</text:p>
      <text:p text:style-name="P7">Special Sector effect: x19 Terminal floor.</text:p>
      <text:p text:style-name="P7">Note: the tag x40 should be always as the place where the repair is set, otherwise utility caches will fail to spawn in the repair pad.</text:p>
      <text:p text:style-name="P7"/>
      <text:p text:style-name="P7">Obelisk:</text:p>
      <text:p text:style-name="P4">Redden tags (<text:span text:style-name="T6">B</text:span>lue 1<text:span text:style-name="T4">5</text:span>0 - 1<text:span text:style-name="T4">5</text:span>9) - (<text:span text:style-name="T6">Red</text:span> 2<text:span text:style-name="T4">5</text:span>0 – 2<text:span text:style-name="T4">5</text:span>9)</text:p>
      <text:p text:style-name="P5"><text:span text:style-name="T4">Base </text:span>Lines Effects: x10 Terminal middle front, x11 Terminal lower front<text:span text:style-name="T4">.</text:span></text:p>
      <text:p text:style-name="P5"/>
      <text:p text:style-name="P7">MTCs and BTOs changes:<text:line-break/>New changes to both Obelisk and Repair facilities were made to support this new system as well, as note this system is also supported legacy mode as well.<text:line-break/><text:line-break/>Repair Facility changes:<text:line-break/>It now has 2 MTCs mode, the legacy and the MCT ones which is smaller for this. (never use both in the map at once.<text:span text:style-name="T6">)</text:span></text:p>
      <text:p text:style-name="P7">To replicate the effect that you can damage the pad from the floor of it, there’s a ground bto version that can be spread around the floor of the pad.<text:line-break/>If the repair is tall, similar to the one in valley, there’s a new bto for this case as well, being identical to how the main buildings do.<text:line-break/><text:line-break/>Obelisk changes:<text:line-break/>For now there’s a extra smaller BTOs for u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7T20:11:26.023345293</meta:creation-date>
    <dc:date>2023-01-22T09:22:26.370061725</dc:date>
    <meta:editing-duration>PT49M43S</meta:editing-duration>
    <meta:editing-cycles>3</meta:editing-cycles>
    <meta:generator>LibreOffice/7.4.4.2$Linux_X86_64 LibreOffice_project/40$Build-2</meta:generator>
    <meta:document-statistic meta:table-count="0" meta:image-count="0" meta:object-count="0" meta:page-count="1" meta:paragraph-count="28" meta:word-count="654" meta:character-count="3626" meta:non-whitespace-character-count="2989"/>
  </office:meta>
</office:document-meta>
</file>